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42.65pt"/>
    </style:style>
    <style:style style:name="co4" style:family="table-column">
      <style:table-column-properties fo:break-before="auto" style:column-width="171.61pt"/>
    </style:style>
    <style:style style:name="co5" style:family="table-column">
      <style:table-column-properties fo:break-before="auto" style:column-width="484.75pt"/>
    </style:style>
    <style:style style:name="co6" style:family="table-column">
      <style:table-column-properties fo:break-before="auto" style:column-width="150.75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76, R177, R178, R179, R180, R18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, R164, R167, R169, R170, R171, R172, R174, R17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, C269, C27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, C223, C224, C225, C226, C227, C228, C229, C230, C231, C232, C233, C234, C235, C236, C237, C238, C239, C240, C241, C242, C243, C244, C245, C246, C247, C248, C249, C250, C251, C252, C253, C254, C255, C256, C257, C258, C259, C260, C261, C262, C263, C264, C265, C266, C267, C268, C271, C272, C273, C27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5, R127, R128, R129, R130, R131, R132, R133, R143, R144, R145, R146, R147, R148, R149, R150, R151, R152, R153, R154, R155, R156, R157, R158, R159, R160, R161, R162, R163, R165, R16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C2012X100N</text:p>
          </table:table-cell>
          <table:table-cell office:value-type="string" calcext:value-type="string">
            <text:p>10u, 080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CNR33J10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33NJ00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2 Ohm, 0402, 1%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68NJ00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168, R17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75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35, C36, C37, C40, C41, C42, C44, C45, C46, 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/2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KXO-TCXO-CMOS-86</text:p>
          </table:table-cell>
          <table:table-cell office:value-type="string" calcext:value-type="string">
            <text:p>2.5X2.0_KXO-86-TCXO</text:p>
          </table:table-cell>
          <table:table-cell office:value-type="string" calcext:value-type="string">
            <text:p>DSB221SDN 26MHz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014D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J-014D</text:p>
          </table:table-cell>
          <table:table-cell office:value-type="string" calcext:value-type="string">
            <text:p>CUI Devices PJ-0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SOTFL95P240X80-3N</text:p>
          </table:table-cell>
          <table:table-cell office:value-type="string" calcext:value-type="string">
            <text:p>SSM3J338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THS4521IDGK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. All holes tapped with M3x0.5mm at least 3.4mm de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.5mm, 8mm length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5V 2A with 3.4mm (1.3mm center pin) barrel jack connector (center pin is the positive rail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1:57:53.550872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31T12:00:03.592100348</dc:date>
    <meta:editing-duration>PT6M3S</meta:editing-duration>
    <meta:editing-cycles>2</meta:editing-cycles>
    <meta:generator>LibreOffice/6.0.7.3$Linux_X86_64 LibreOffice_project/00m0$Build-3</meta:generator>
    <meta:document-statistic meta:table-count="1" meta:cell-count="502" meta:object-count="0"/>
  </office:meta>
</office:document-meta>
</file>